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39530234167" calcext:value-type="float">
            <text:p>243953023416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352859712417" calcext:value-type="float">
            <text:p>693528597124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493944087984" calcext:value-type="float">
            <text:p>15493944087984</text:p>
          </table:table-cell>
          <table:table-cell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9262376292" calcext:value-type="float">
            <text:p>9169262376292</text:p>
          </table:table-cell>
          <table:table-cell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5949253026850" calcext:value-type="float">
            <text:p>235949253026850</text:p>
          </table:table-cell>
          <table:table-cell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0322602309" calcext:value-type="float">
            <text:p>8603226023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621463323674" calcext:value-type="float">
            <text:p>146214633236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7773803207" calcext:value-type="float">
            <text:p>39777380320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852271013126" calcext:value-type="float">
            <text:p>1785227101312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4975507497" calcext:value-type="float">
            <text:p>6149755074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166245942927" calcext:value-type="float">
            <text:p>1316624594292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09:25:22.52268409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10-15T09:25:30.603747255</dc:date>
    <dc:creator>geko </dc:creator>
    <meta:editing-duration>PT3H9M21S</meta:editing-duration>
    <meta:editing-cycles>59</meta:editing-cycles>
    <meta:generator>LibreOffice/4.2.8.2$Linux_X86_64 LibreOffice_project/420m0$Build-2</meta:generator>
    <dc:title>Cinnamon chess engine - Perft results</dc:title>
    <meta:document-statistic meta:table-count="1" meta:cell-count="158" meta:object-count="0"/>
  </office:meta>
</office:document-meta>
</file>